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81" officeooo:paragraph-rsid="00178f81"/>
    </style:style>
    <style:style style:name="P2" style:family="paragraph" style:parent-style-name="Standard">
      <style:text-properties fo:font-style="italic" officeooo:rsid="00178f81" officeooo:paragraph-rsid="00178f81" style:font-style-asian="italic" style:font-style-complex="italic"/>
    </style:style>
    <style:style style:name="P3" style:family="paragraph" style:parent-style-name="Standard">
      <style:text-properties fo:font-style="italic" officeooo:rsid="00180e26" officeooo:paragraph-rsid="00180e26" style:font-style-asian="italic" style:font-style-complex="italic"/>
    </style:style>
    <style:style style:name="P4" style:family="paragraph" style:parent-style-name="Standard">
      <style:text-properties fo:font-style="italic" officeooo:rsid="001890f6" officeooo:paragraph-rsid="001890f6" style:font-style-asian="italic" style:font-style-complex="italic"/>
    </style:style>
    <style:style style:name="P5" style:family="paragraph" style:parent-style-name="Standard">
      <style:text-properties fo:font-style="italic" officeooo:rsid="0019b525" officeooo:paragraph-rsid="0019b525" style:font-style-asian="italic" style:font-style-complex="italic"/>
    </style:style>
    <style:style style:name="P6" style:family="paragraph" style:parent-style-name="Standard">
      <style:text-properties fo:font-style="italic" officeooo:rsid="001b2904" officeooo:paragraph-rsid="001b2904" style:font-style-asian="italic" style:font-style-complex="italic"/>
    </style:style>
    <style:style style:name="P7" style:family="paragraph" style:parent-style-name="Standard">
      <style:text-properties fo:font-style="italic" officeooo:rsid="001c6f34" officeooo:paragraph-rsid="001c6f34" style:font-style-asian="italic" style:font-style-complex="italic"/>
    </style:style>
    <style:style style:name="P8" style:family="paragraph" style:parent-style-name="Standard">
      <style:text-properties fo:font-style="italic" officeooo:rsid="001d1a4b" officeooo:paragraph-rsid="001d1a4b" style:font-style-asian="italic" style:font-style-complex="italic"/>
    </style:style>
    <style:style style:name="P9" style:family="paragraph" style:parent-style-name="Standard">
      <style:text-properties fo:font-style="italic" officeooo:rsid="0020745f" officeooo:paragraph-rsid="0020745f" style:font-style-asian="italic" style:font-style-complex="italic"/>
    </style:style>
    <style:style style:name="P10" style:family="paragraph" style:parent-style-name="Standard">
      <style:text-properties fo:font-style="italic" officeooo:rsid="00214195" officeooo:paragraph-rsid="00214195" style:font-style-asian="italic" style:font-style-complex="italic"/>
    </style:style>
    <style:style style:name="P11" style:family="paragraph" style:parent-style-name="Standard">
      <style:text-properties fo:font-style="italic" officeooo:rsid="0021d3b5" officeooo:paragraph-rsid="0021d3b5" style:font-style-asian="italic" style:font-style-complex="italic"/>
    </style:style>
    <style:style style:name="P12" style:family="paragraph" style:parent-style-name="Standard">
      <style:text-properties fo:font-style="italic" officeooo:rsid="00237a01" officeooo:paragraph-rsid="00237a01" style:font-style-asian="italic" style:font-style-complex="italic"/>
    </style:style>
    <style:style style:name="P13" style:family="paragraph" style:parent-style-name="Standard">
      <style:text-properties fo:font-style="italic" officeooo:rsid="0024a84e" officeooo:paragraph-rsid="0024a84e" style:font-style-asian="italic" style:font-style-complex="italic"/>
    </style:style>
    <style:style style:name="P14" style:family="paragraph" style:parent-style-name="Standard">
      <style:text-properties fo:font-style="italic" officeooo:rsid="0025c2cb" officeooo:paragraph-rsid="0025c2cb" style:font-style-asian="italic" style:font-style-complex="italic"/>
    </style:style>
    <style:style style:name="P15" style:family="paragraph" style:parent-style-name="Standard">
      <style:paragraph-properties fo:text-align="justify" style:justify-single-word="false"/>
      <style:text-properties fo:font-style="italic" officeooo:rsid="0025c2cb" officeooo:paragraph-rsid="0025c2cb" style:font-style-asian="italic" style:font-style-complex="italic"/>
    </style:style>
    <style:style style:name="P16" style:family="paragraph" style:parent-style-name="Standard">
      <style:text-properties fo:font-style="italic" officeooo:rsid="0026ccb2" officeooo:paragraph-rsid="0026ccb2" style:font-style-asian="italic" style:font-style-complex="italic"/>
    </style:style>
    <style:style style:name="P17" style:family="paragraph" style:parent-style-name="Standard">
      <style:text-properties fo:font-style="italic" officeooo:rsid="002894ee" officeooo:paragraph-rsid="002894ee" style:font-style-asian="italic" style:font-style-complex="italic"/>
    </style:style>
    <style:style style:name="P18" style:family="paragraph" style:parent-style-name="Standard">
      <style:text-properties fo:font-style="italic" officeooo:rsid="002bebb1" officeooo:paragraph-rsid="002bebb1" style:font-style-asian="italic" style:font-style-complex="italic"/>
    </style:style>
    <style:style style:name="P19" style:family="paragraph" style:parent-style-name="Standard">
      <style:text-properties fo:font-style="italic" officeooo:rsid="002cccea" officeooo:paragraph-rsid="002cccea" style:font-style-asian="italic" style:font-style-complex="italic"/>
    </style:style>
    <style:style style:name="P20" style:family="paragraph" style:parent-style-name="Standard">
      <style:text-properties fo:font-style="normal" officeooo:rsid="00178f81" officeooo:paragraph-rsid="00178f81" style:font-style-asian="normal" style:font-style-complex="normal"/>
    </style:style>
    <style:style style:name="P21" style:family="paragraph" style:parent-style-name="Standard">
      <style:text-properties fo:font-style="normal" officeooo:rsid="00180e26" officeooo:paragraph-rsid="00180e26" style:font-style-asian="normal" style:font-style-complex="normal"/>
    </style:style>
    <style:style style:name="P22" style:family="paragraph" style:parent-style-name="Standard">
      <style:text-properties fo:font-style="normal" officeooo:rsid="001890f6" officeooo:paragraph-rsid="001890f6" style:font-style-asian="normal" style:font-style-complex="normal"/>
    </style:style>
    <style:style style:name="P23" style:family="paragraph" style:parent-style-name="Standard">
      <style:text-properties fo:font-style="normal" officeooo:rsid="0019b525" officeooo:paragraph-rsid="0019b525" style:font-style-asian="normal" style:font-style-complex="normal"/>
    </style:style>
    <style:style style:name="P24" style:family="paragraph" style:parent-style-name="Standard">
      <style:text-properties fo:font-style="normal" officeooo:rsid="001b2904" officeooo:paragraph-rsid="001b2904" style:font-style-asian="normal" style:font-style-complex="normal"/>
    </style:style>
    <style:style style:name="P25" style:family="paragraph" style:parent-style-name="Standard">
      <style:text-properties fo:font-style="normal" officeooo:rsid="001c6f34" officeooo:paragraph-rsid="001c6f34" style:font-style-asian="normal" style:font-style-complex="normal"/>
    </style:style>
    <style:style style:name="P26" style:family="paragraph" style:parent-style-name="Standard">
      <style:text-properties fo:font-style="normal" officeooo:rsid="001c7653" officeooo:paragraph-rsid="001c7653" style:font-style-asian="normal" style:font-style-complex="normal"/>
    </style:style>
    <style:style style:name="P27" style:family="paragraph" style:parent-style-name="Standard">
      <style:text-properties fo:font-style="normal" officeooo:rsid="0020745f" officeooo:paragraph-rsid="0020745f" style:font-style-asian="normal" style:font-style-complex="normal"/>
    </style:style>
    <style:style style:name="P28" style:family="paragraph" style:parent-style-name="Standard">
      <style:text-properties fo:font-style="normal" officeooo:rsid="00214195" officeooo:paragraph-rsid="00214195" style:font-style-asian="normal" style:font-style-complex="normal"/>
    </style:style>
    <style:style style:name="P29" style:family="paragraph" style:parent-style-name="Standard">
      <style:text-properties fo:font-style="normal" officeooo:rsid="0021d3b5" officeooo:paragraph-rsid="0021d3b5" style:font-style-asian="normal" style:font-style-complex="normal"/>
    </style:style>
    <style:style style:name="P30" style:family="paragraph" style:parent-style-name="Standard">
      <style:text-properties fo:font-style="normal" officeooo:rsid="00237a01" officeooo:paragraph-rsid="00237a01" style:font-style-asian="normal" style:font-style-complex="normal"/>
    </style:style>
    <style:style style:name="P31" style:family="paragraph" style:parent-style-name="Standard">
      <style:text-properties fo:font-style="normal" officeooo:rsid="0024a84e" officeooo:paragraph-rsid="0024a84e" style:font-style-asian="normal" style:font-style-complex="normal"/>
    </style:style>
    <style:style style:name="P32" style:family="paragraph" style:parent-style-name="Standard">
      <style:text-properties fo:font-style="normal" officeooo:rsid="0025c2cb" officeooo:paragraph-rsid="0025c2cb" style:font-style-asian="normal" style:font-style-complex="normal"/>
    </style:style>
    <style:style style:name="P33" style:family="paragraph" style:parent-style-name="Standard">
      <style:paragraph-properties fo:text-align="justify" style:justify-single-word="false"/>
      <style:text-properties fo:font-style="normal" officeooo:rsid="0026ccb2" officeooo:paragraph-rsid="0026ccb2" style:font-style-asian="normal" style:font-style-complex="normal"/>
    </style:style>
    <style:style style:name="P34" style:family="paragraph" style:parent-style-name="Standard">
      <style:text-properties fo:font-style="normal" officeooo:rsid="002894ee" officeooo:paragraph-rsid="002894ee" style:font-style-asian="normal" style:font-style-complex="normal"/>
    </style:style>
    <style:style style:name="P35" style:family="paragraph" style:parent-style-name="Standard">
      <style:paragraph-properties fo:text-align="justify" style:justify-single-word="false"/>
      <style:text-properties officeooo:paragraph-rsid="0025c2cb"/>
    </style:style>
    <style:style style:name="P36" style:family="paragraph" style:parent-style-name="Standard">
      <style:text-properties fo:font-style="italic" officeooo:rsid="001c7653" officeooo:paragraph-rsid="001c7653" style:font-style-asian="italic" style:font-style-complex="italic"/>
    </style:style>
    <style:style style:name="P37" style:family="paragraph" style:parent-style-name="Standard">
      <style:text-properties fo:font-style="italic" officeooo:rsid="00214195" officeooo:paragraph-rsid="00214195" style:font-style-asian="italic" style:font-style-complex="italic"/>
    </style:style>
    <style:style style:name="P38" style:family="paragraph" style:parent-style-name="Standard">
      <style:text-properties fo:font-style="italic" officeooo:rsid="0025c2cb" officeooo:paragraph-rsid="0025c2cb" style:font-style-asian="italic" style:font-style-complex="italic"/>
    </style:style>
    <style:style style:name="P39" style:family="paragraph" style:parent-style-name="Standard">
      <style:paragraph-properties fo:text-align="justify" style:justify-single-word="false"/>
      <style:text-properties fo:font-style="italic" officeooo:rsid="0026ccb2" officeooo:paragraph-rsid="0025c2cb" style:font-style-asian="italic" style:font-style-complex="italic"/>
    </style:style>
    <style:style style:name="P40" style:family="paragraph" style:parent-style-name="Standard">
      <style:text-properties fo:font-style="italic" fo:font-weight="normal" officeooo:rsid="002894ee" officeooo:paragraph-rsid="002894ee" style:font-style-asian="italic" style:font-weight-asian="normal" style:font-style-complex="italic" style:font-weight-complex="normal"/>
    </style:style>
    <style:style style:name="P41" style:family="paragraph" style:parent-style-name="Standard">
      <style:text-properties fo:font-style="italic" fo:font-weight="normal" officeooo:rsid="002a5685" officeooo:paragraph-rsid="002a5685" style:font-style-asian="italic" style:font-weight-asian="normal" style:font-style-complex="italic" style:font-weight-complex="normal"/>
    </style:style>
    <style:style style:name="P42" style:family="paragraph" style:parent-style-name="Standard">
      <style:text-properties fo:font-style="italic" fo:font-weight="normal" officeooo:rsid="002bebb1" officeooo:paragraph-rsid="002bebb1" style:font-style-asian="italic" style:font-weight-asian="normal" style:font-style-complex="italic" style:font-weight-complex="normal"/>
    </style:style>
    <style:style style:name="P43" style:family="paragraph" style:parent-style-name="Standard">
      <style:text-properties fo:font-style="italic" fo:font-weight="normal" officeooo:rsid="002cccea" officeooo:paragraph-rsid="002cccea" style:font-style-asian="italic" style:font-weight-asian="normal" style:font-style-complex="italic" style:font-weight-complex="normal"/>
    </style:style>
    <style:style style:name="P44" style:family="paragraph" style:parent-style-name="Standard">
      <style:text-properties fo:font-style="italic" fo:font-weight="normal" officeooo:rsid="002d1b50" officeooo:paragraph-rsid="002cccea" style:font-style-asian="italic" style:font-weight-asian="normal" style:font-style-complex="italic" style:font-weight-complex="normal"/>
    </style:style>
    <style:style style:name="P45" style:family="paragraph" style:parent-style-name="Standard">
      <style:text-properties fo:font-style="italic" fo:font-weight="normal" officeooo:rsid="002d1b50" officeooo:paragraph-rsid="002d1b50" style:font-style-asian="italic" style:font-weight-asian="normal" style:font-style-complex="italic" style:font-weight-complex="normal"/>
    </style:style>
    <style:style style:name="P46" style:family="paragraph" style:parent-style-name="Standard">
      <style:text-properties fo:font-style="normal" fo:font-weight="normal" officeooo:rsid="002894ee" officeooo:paragraph-rsid="002894ee" style:font-style-asian="normal" style:font-weight-asian="normal" style:font-style-complex="normal" style:font-weight-complex="normal"/>
    </style:style>
    <style:style style:name="P47" style:family="paragraph" style:parent-style-name="Standard">
      <style:text-properties fo:font-style="normal" fo:font-weight="normal" officeooo:rsid="002a5685" officeooo:paragraph-rsid="002a5685" style:font-style-asian="normal" style:font-weight-asian="normal" style:font-style-complex="normal" style:font-weight-complex="normal"/>
    </style:style>
    <style:style style:name="P48" style:family="paragraph" style:parent-style-name="Standard">
      <style:text-properties fo:font-style="normal" fo:font-weight="normal" officeooo:rsid="002bebb1" officeooo:paragraph-rsid="002bebb1" style:font-style-asian="normal" style:font-weight-asian="normal" style:font-style-complex="normal" style:font-weight-complex="normal"/>
    </style:style>
    <style:style style:name="P49" style:family="paragraph" style:parent-style-name="Standard">
      <style:text-properties fo:font-style="normal" fo:font-weight="normal" officeooo:rsid="002cccea" officeooo:paragraph-rsid="002cccea" style:font-style-asian="normal" style:font-weight-asian="normal" style:font-style-complex="normal" style:font-weight-complex="normal"/>
    </style:style>
    <style:style style:name="T1" style:family="text">
      <style:text-properties officeooo:rsid="001b2904"/>
    </style:style>
    <style:style style:name="T2" style:family="text">
      <style:text-properties officeooo:rsid="001c6f34"/>
    </style:style>
    <style:style style:name="T3" style:family="text">
      <style:text-properties officeooo:rsid="001c7653"/>
    </style:style>
    <style:style style:name="T4" style:family="text">
      <style:text-properties fo:font-style="italic" style:font-style-asian="italic" style:font-style-complex="italic"/>
    </style:style>
    <style:style style:name="T5" style:family="text">
      <style:text-properties fo:font-style="italic" officeooo:rsid="0025c2cb" style:font-style-asian="italic" style:font-style-complex="italic"/>
    </style:style>
    <style:style style:name="T6" style:family="text">
      <style:text-properties fo:font-style="italic" officeooo:rsid="0026ccb2" style:font-style-asian="italic" style:font-style-complex="italic"/>
    </style:style>
    <style:style style:name="T7" style:family="text">
      <style:text-properties officeooo:rsid="001d1a4b"/>
    </style:style>
    <style:style style:name="T8" style:family="text">
      <style:text-properties officeooo:rsid="001eb4b5"/>
    </style:style>
    <style:style style:name="T9" style:family="text">
      <style:text-properties officeooo:rsid="00214195"/>
    </style:style>
    <style:style style:name="T10" style:family="text">
      <style:text-properties officeooo:rsid="0021d3b5"/>
    </style:style>
    <style:style style:name="T11" style:family="text">
      <style:text-properties officeooo:rsid="0024883c"/>
    </style:style>
    <style:style style:name="T12" style:family="text">
      <style:text-properties officeooo:rsid="0024a84e"/>
    </style:style>
    <style:style style:name="T13" style:family="text">
      <style:text-properties officeooo:rsid="0025c2cb"/>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ju, Janez Anželak, Zavodnje, 12.3.2018</text:p>
      <text:p text:style-name="P1"/>
      <text:p text:style-name="P1">Mene samo najprej zanima, če bi ti moral razložiti, kaj to genomska selekcija je – s svojimi besedami – kako bi to storil?</text:p>
      <text:p text:style-name="P1"/>
      <text:p text:style-name="P2">Kk bi razložu – da je ful napredek, kar se tiče bikov ane. Da je sam kot rejca – recimo tam, kjer trgujejo s tem, tk ko v Avstriji al pa kje, tam maš velik lahk od tega. Tle pr nas <text:s/>pa sj veš, da tega ni – prodaje, ane. Dober, sej je, sam premal gledajo še na to. Bi tut lehk zravn ti ful prpomoglo k dohodku. Tule, ko mamo pa sam za svojo uporabo, pa lih tolk, da vidiš, kar se napak tiče – al pa na teličkah – če ti pokaže, da je okvir bolj majhen pa daš bolj vlkega. To, kar kot kmeta. Kar se pa tiče osemenjevanja, tam je pa, za centre je lahk pa to ful napredek. Za bika maš lahk ti naprimer, tam si čakal test 5 let – tule pa ne vem, če so hitri, v dveh letah se lahk že tele povrže, njegov potomc, pa lahko pol že za njega veš v dveh letih, kak bo recimo.</text:p>
      <text:p text:style-name="P2"/>
      <text:p text:style-name="P20">Kaj pa misliš, da rabimo za izvedbo genomske selekcije? Tak čist tehnično? </text:p>
      <text:p text:style-name="P2">A ka rabimo?</text:p>
      <text:p text:style-name="P2"/>
      <text:p text:style-name="P20">Ja, recimo za napoved, a kaj poznaš?</text:p>
      <text:p text:style-name="P2">Ne.</text:p>
      <text:p text:style-name="P2"/>
      <text:p text:style-name="P20">Refenčno populacijo najbrž poznaš?</text:p>
      <text:p text:style-name="P2">Ja. </text:p>
      <text:p text:style-name="P2"/>
      <text:p text:style-name="P21">Veš, zakaj je pomembna?</text:p>
      <text:p text:style-name="P3">Ne.</text:p>
      <text:p text:style-name="P3"/>
      <text:p text:style-name="P22">No, referenčno populacijo ti zbereš in tam oceniš efeekte SNPov in potem, ko pride nova, jo ti samo pogenotipiziraš, ne rabiš imet vrednosti, in potem samo zmnožiš te SNPe krat efekte in dobiš vrednost za to ta novo.</text:p>
      <text:p text:style-name="P22"/>
      <text:p text:style-name="P4">Ja, zato unim pada, ko nove prihajajo. Če prihajajo boljše. Al kaj zdaj, o čem se menma?</text:p>
      <text:p text:style-name="P4"/>
      <text:p text:style-name="P22">Ja ne, ko maš napoved, v referenčni populaciji ti oceniš – ne vem, SNP1 ma efekt 0.1 kile, če ma taprav vrednost, SNP2 ma 0.5 kile. In potem, ko pride tanova, ti sam pogledaš – aha, če ma to, pol +0.1, drugače nula. Sam na novo sešteješ v tanovi populaciji. In zato ne rabiš met vrednosti, sam sešteješ une SNPe in pol lahk to hitrej obračaš.</text:p>
      <text:p text:style-name="P22"/>
      <text:p text:style-name="P22">Za tebe tako vem, da daješ genotipizirat telice. Pa a daješ vse, ali se ti to zdi dober, se ti je to pokazalo kej?</text:p>
      <text:p text:style-name="P22"/>
      <text:p text:style-name="P4">Ne, nism dal vse – tej sem dal vse, zdj sm dal pa sam ene par unih izbranih. </text:p>
      <text:p text:style-name="P4"/>
      <text:p text:style-name="P23">Aha, pa se ti je takrat to pokazalo kot dobro, je v redu izračun, se ti zdi smiselno to uporabljat?</text:p>
      <text:p text:style-name="P23"/>
      <text:p text:style-name="P5">Vejžde je smiselno. Sam pa vsepovsod se pol pr dnarju konča. Vžde bi delal pol odbiro kr na tem pa se unih taslabih znebil čim prej, <text:span text:style-name="T1">ta boljše pa obdržu.</text:span></text:p>
      <text:p text:style-name="P5"/>
      <text:p text:style-name="P24">Pa si delal že to? Takrat, ko si dal, si odbral potem glede na to?</text:p>
      <text:p text:style-name="P24"/>
      <text:p text:style-name="P6">Ne, ker so pol vse kr doma ostale. </text:p>
      <text:p text:style-name="P6"/>
      <text:p text:style-name="P24">Samo načeloma se ti je pa pokazalo, da je? Ti verjameš, da to funkcionira?</text:p>
      <text:p text:style-name="P24"><text:soft-page-break/></text:p>
      <text:p text:style-name="P6">Ja, js verjamem.</text:p>
      <text:p text:style-name="P6"/>
      <text:p text:style-name="P24">Ti se najbrž tudi dost z drugimi pogovarjaš, dost je tega, <text:s/>tk ko si reku, v Sloveniji se to ni primlo. Zakaj se to ni primlo, ali ljudje ne verjamejo?</text:p>
      <text:p text:style-name="P24"/>
      <text:p text:style-name="P6">Ne verjamejo. Vem za enga kmeta tle, ko ma ful svetovno kravo, ma več jih, pa noben bik še ni pokazal tolk, da bi lahk šou npr. v Novo Gorico, ka šele na center. Recimo, prej so šli, zdj pa ne. Pa recimo krava dober molze, pa je lepa, pa nima nobenih takih napak.</text:p>
      <text:p text:style-name="P6"/>
      <text:p text:style-name="P24">A po genomski mu ne grejo naprej?</text:p>
      <text:p text:style-name="P24"/>
      <text:p text:style-name="P6">Ja, po genomski ne grejo. Pač krava je drgač ful v redu, pa da priporočenga bika gor, pol od njega je pa nima pa nikakršne genomike. In pol on to ne verjame, ker to je pol brezveze. Ker kao on pač ve, da je njegova dobra, potomcev pa ni.</text:p>
      <text:p text:style-name="P6"/>
      <text:p text:style-name="P24">A pol je deloma tudi za to – ali <text:span text:style-name="T2">pa tudi misliš, da</text:span> ljudje <text:span text:style-name="T2">dovolj </text:span>razumejo, da bi to sprejeli? <text:span text:style-name="T2">A se sploh ukvarjajo s tem, kaj je to?</text:span></text:p>
      <text:p text:style-name="P24"/>
      <text:p text:style-name="P7">Sj pravim, ker ma interes, tam, kjer jim je važno sam, kolk je litrov v bazenu, tam je brezveze, tam jih ne morš prepričvat. Tk ko ga ne morš kej drugega, ga tut to ne boš nikol prepriču.</text:p>
      <text:p text:style-name="P7"/>
      <text:p text:style-name="P7">Mama: Našmu Janezu je ful pomembno, da je krava lepa. </text:p>
      <text:p text:style-name="P7"/>
      <text:p text:style-name="P7">A1: Čudno, ane. Čeprav od tega nimaš nč. Dokler, da ne prodajaš neki.</text:p>
      <text:p text:style-name="P7"/>
      <text:p text:style-name="P25">Je pa zdrava!</text:p>
      <text:p text:style-name="P25"/>
      <text:p text:style-name="P7">Ja, to pa je. To pa sigurno. </text:p>
      <text:p text:style-name="P7"/>
      <text:p text:style-name="P25">Na kaj pa ti odbiraš – si rekel, da eni gledajo samo na litre, prirast? Kaj pa ti pogledaš še zraven?</text:p>
      <text:p text:style-name="P25"/>
      <text:p text:style-name="P7">Js gledam vime pa okvir. (mama: vse). Pa tut parklje – če parkljev ni, pol tk nč ni. Kaki so biclji. <text:span text:style-name="T3">Pa tut dolgoživost – tte pa tk sploh ni v Sloveniji. Je zlo mal – sej še včeri je blo po kmetijski.</text:span></text:p>
      <text:p text:style-name="P7"/>
      <text:p text:style-name="P26">Dela na dolgoživosti?</text:p>
      <text:p text:style-name="P26"/>
      <text:p text:style-name="P36">Ja, ja, sj ti pa ja bik tut pokaže, kaka je dolgoživost. Sej vse more bit za dolgoživost – če ni nog, ni dolgoćivosti, če ni proizvodnje, ni dolgoživosti, če je vime spuščeno, tut ni dolgoživost. Vse tto vpliva na dolgoživost. Kar se tiče same krave – pustmo zdj štalo pa prehrano. </text:p>
      <text:p text:style-name="P36"/>
      <text:p text:style-name="P26">Sj zdj smo meli konferenco, pa vse države vključujejo lastnosti zdravja, to se dost poudarja. <text:span text:style-name="T7">Tut v selekcijskih indeksih se jim daje večjo težo.</text:span></text:p>
      <text:p text:style-name="P26"/>
      <text:p text:style-name="P8">Mi tk povsod caplamo uzadi. Sj to tut se bo to težko izpostavljajo, to našo, ker ldi ne verjamemo. A veš, kolk je takih. Glih zadnč je una Rimahazijeva Eva, tam ful vlki kmeti so, majo čez sto črno-belih krav, pa ful proizvodnjo kao da, če je smiselna sploh naša selekcija. <text:s/>Bolš, da bo svetovalci delali … Sej anketo pošila, js nisem rešval pol. <text:span text:style-name="T8">Če bi blo bolš, da nimamo nč svojga, da seme sam kupujemo, oni se pa ukvarjajo s tem, kerga semenit na kerga. In da je to brezveze. <text:s/>A veš, kolk ljudi je prepričanih pr nam – Darovic, ko se s tem ukvarja, GPZ, ko jim je itak sam trgovina <text:s/>pomembna. </text:span></text:p>
      <text:p text:style-name="P8"/>
      <text:p text:style-name="P27">Kaj pa ti misliš glede domače selekcije?</text:p>
      <text:p text:style-name="P9"><text:soft-page-break/>Ziher je prav, da jo mamo. Ker če je ne bomo meli, bomo dobili tist, kar bo ostalo, ane. Če ne bo konkurence, če nimaš svojga semena, uni tujci ti bojo ceno nabili, dali ti bojo pa tut klump. Sj veš, kk je – če si neodivsn. Če maš svojo, se lahk mal upiraš, ane. <text:s/></text:p>
      <text:p text:style-name="P9"/>
      <text:p text:style-name="P9"/>
      <text:p text:style-name="P27">Ali pa ti kaj uporabljaš uvoženo seme?</text:p>
      <text:p text:style-name="P9">Ja, velik. </text:p>
      <text:p text:style-name="P9"/>
      <text:p text:style-name="P27">Za kere krave?</text:p>
      <text:p text:style-name="P27"/>
      <text:p text:style-name="P9">Za dobre. </text:p>
      <text:p text:style-name="P9"/>
      <text:p text:style-name="P27">Za najboljše krave?</text:p>
      <text:p text:style-name="P27"/>
      <text:p text:style-name="P9">Ja. </text:p>
      <text:p text:style-name="P9"/>
      <text:p text:style-name="P27">Kaj pa, če bi bil slovenski biki med najboljšimi? Tak ko tisti rjav, ko je bil med top 14 v Italiji?</text:p>
      <text:p text:style-name="P27"/>
      <text:p text:style-name="P9">A ta Bisir?</text:p>
      <text:p text:style-name="P9"/>
      <text:p text:style-name="P27">Ne vem točno, bil je med top 14. A recimo, takih tudi ne bi dal na najboljše krave a bi še vedno rajš tujega?</text:p>
      <text:p text:style-name="P27"/>
      <text:p text:style-name="P9">Ne, sj sem – sam če ni primla ene trikrat po tujcu, pol sem pa dal tstga. Čeprav je tut bil priporočen iz strani strokovnega tajnika, ampak sm dal prvo rajš uvoz.</text:p>
      <text:p text:style-name="P9"/>
      <text:p text:style-name="P27">Zakaj je to takšna miselnost? Ali to izhaja iz zgodovine?</text:p>
      <text:p text:style-name="P27"/>
      <text:p text:style-name="P9">Ja, iz zgodovine, ja. Pa sj jih tut vidiš.</text:p>
      <text:p text:style-name="P9"/>
      <text:p text:style-name="P27">Da so tuji še vedno boljši?</text:p>
      <text:p text:style-name="P27"/>
      <text:p text:style-name="P9">Ja. Čeprav Gorjanc pa tt zagovarjata, da ker je za naše razmere, bi naš – js ne vem, a je kaj na tem, a je to res, <text:span text:style-name="T9">a je kaj na tem. </text:span></text:p>
      <text:p text:style-name="P9"/>
      <text:p text:style-name="P28">Tako, da je vse v tej miselnosti? Čeprav so bile številke za tega rjavega so bile v redu?</text:p>
      <text:p text:style-name="P28"/>
      <text:p text:style-name="P28"/>
      <text:p text:style-name="P10">Ja, sj sm ga semenil. Sj dle, tte ko najbolj molzejo, so po slovenskem biku. Ne bmo reku, da so zanč, dalč od tega.</text:p>
      <text:p text:style-name="P10"/>
      <text:p text:style-name="P28">Ni pa tolk, da bi te prepričalo,d a bi začel uporabljati samo slovenske? Zaradi mlečnosti in tega?</text:p>
      <text:p text:style-name="P28"><text:s/><text:span text:style-name="T4">Težko. </text:span></text:p>
      <text:p text:style-name="P10"/>
      <text:p text:style-name="P28">Zaradi mlečnosti?</text:p>
      <text:p text:style-name="P28"/>
      <text:p text:style-name="P10">Pa tut zarad okvirja. Ja, ja. Ko sem bil takle pobček, smo hodli taj v Tolmin na sejem. Pa vejžde pr nas se je bolj šparalo pa se je semenilo s tistim, kar je blo. Tut ati ni bil prej tk pozoren na to, kaj je dal. Tsti, ko so si pa že včas šli ornk – vem, da nam je kazal en kmet tam v Tolminu, Kavčičov Bojan – telice. A veš, kako so ble – vse po unih ameriških merah – kura <text:span text:style-name="T10">sm si mislu, da bi pa js tut to kdaj doma mel. Tu doma si pa …</text:span></text:p>
      <text:p text:style-name="P10"/>
      <text:p text:style-name="P29"><text:soft-page-break/>Misliš, da greš naša selekcija v pravo smer? Da se dovolj dela na tem?</text:p>
      <text:p text:style-name="P29"/>
      <text:p text:style-name="P11">Sigurno, da se ne. S tti genomiki dle bo že bolj napredek, to sigurno. Ker recimo tam od unih odročnih, ko ne morejo met tolk mleka, pa tut če je odbral bikovsko – ko je pršlo pa do bika, pa ko je pršla pa komisija, je pa blo »Eh, tta pa molze komi 7000«. Pa ni nujno, da je mogoče slabša, ko ena pr Napotniku al pa Ročniku, ko ma 11. Ko ma pogoje. Una se pa pase tam pol leta pa en more tolk met. In dj bojo tut uni pršli naprej, ko najbrž niso bli tk slabi. </text:p>
      <text:p text:style-name="P11"/>
      <text:p text:style-name="P29">Zakaj pa misliš, da bi blo dobro, da bi meli domačo selekcijo? A bi se to sploh primlo? Ker ja, zdj mamo tujo, drugje napovedujemo plemenske vrednosti – kaj bi se nardilo, če bi meli samo domače?</text:p>
      <text:p text:style-name="P29"/>
      <text:p text:style-name="P11">Ja sj se še zdj ne ve, kk bo to, ko bomo meli samo domačo, kk se bo to napovedvalo. A se bo vseen gledlo na une al sploh ne?</text:p>
      <text:p text:style-name="P27"/>
      <text:p text:style-name="P30">Ja, če bi meli sovjo, pol maš svoje ivali. Recimo, da bi jih meli 5000. Ker zdj, recimo v Intergenomicsu mamo in nemške in avstrijske in švicarske in naše – in ko vržeš naše not, ti jih bo ocenlo glede na njhove podatke. Če je pa naša rjava – recimo naša – če rabimo pa mi prilagojene bolj na pašo pa na naše reje, potem pa bi lahko bila naša boljša.</text:p>
      <text:p text:style-name="P30"/>
      <text:p text:style-name="P12">Pa je kaj na tem, da je naša bolj prilagojena? A to so sam domneve?</text:p>
      <text:p text:style-name="P12"/>
      <text:p text:style-name="P30">Ja mal se je prilagodila, ampak glede na to, da skos semenimo z drugimi, pa ne more bit tolk razlik. Ampak se mi pa zdi, da je to bolj vprašanje za vas rejce, ali vi vidite razlike med našimi in tujimi? Ali se je naša kaj prilagodila?</text:p>
      <text:p text:style-name="P30"/>
      <text:p text:style-name="P12">Recimo tam, Tolminci, uni so drgač – za njihove razmere pravijo, da je domač bik bolš, ko pa tuj.</text:p>
      <text:p text:style-name="P12"/>
      <text:p text:style-name="P30">Ampak tu za te razmere v intenzivnih rejah?</text:p>
      <text:p text:style-name="P30"/>
      <text:p text:style-name="P12">So pa uvoženi. Sej uni pravijo, da so že semenili tuje, sam so se naši boljš pokazali. Sej veš, kk majo uni – pol leta majo jih v planini, pa še pol, ko so ntr, <text:span text:style-name="T12">pa </text:span>ni koruze, ampak je, kar je.</text:p>
      <text:p text:style-name="P12"/>
      <text:p text:style-name="P30">Sej za takšne <text:span text:style-name="T11">razmere, sej če bi mi šli v svojo selekcijo, najbrž bi blo treba kako sofinanciranje. In potem je problem, če bi ljudje sploh prepoznali prednosti domače selekcije. In če so – misliš, da bi ljudje – vsaj v tem okolju bi bili pripravljeni sofinancirat?</text:span></text:p>
      <text:p text:style-name="P30"/>
      <text:p text:style-name="P13">Vprašanje.</text:p>
      <text:p text:style-name="P13"/>
      <text:p text:style-name="P31">Zato ker tuja tak dober funkcionira?</text:p>
      <text:p text:style-name="P31"/>
      <text:p text:style-name="P13">Ja. Sploh dokler maš Darovica vsepovsod, pa uni, ko vse sam uvažajo – oni hočejo načrtno uničit domačo, sam zarad tega. IN vprašanje. Kolk se je pa vsak pripravljen sekirat, pa tk ve. Sj so črno-bli zdj vidli, ko nisi dobli tolk, ko so hotli.</text:p>
      <text:p text:style-name="P13"/>
      <text:p text:style-name="P13">Mama: Pa to je, ko gre cena mleka kr dol. Dnar je! Sj drgač bi že. </text:p>
      <text:p text:style-name="P13"/>
      <text:p text:style-name="P13">A1: Sam ne vem, drugje je zavednost taka. Gor selekcijske službe živijo od prodaje semena pa niso priklopljene na državne proračune. Oz. ne vem, kolk so. V glavnem se same financirajo, majo avkcije pa to. Pa gor kmetje temu verjamejo. Pr nas pa <text:span text:style-name="T13">tk veš, kolk kmetje verjamejo stroki. </text:span></text:p>
      <text:p text:style-name="P13"/>
      <text:p text:style-name="P32">Zakaj misliš, da je tu tak razkol?<text:line-break/><text:span text:style-name="T4">Jah, ko vidiš, kaka je pr nas selekcija, pa kaka je v Nemčiji al pa v Švici.</text:span></text:p>
      <text:p text:style-name="P14"><text:soft-page-break/></text:p>
      <text:p text:style-name="P32">Pa misliš, da bi se z načrtnim delom to dalo popravit?</text:p>
      <text:p text:style-name="P32"/>
      <text:p text:style-name="P14">Se mi zdi, da je prepozno. </text:p>
      <text:p text:style-name="P13"/>
      <text:p text:style-name="P32">Tudi ti projekti ne zaživijo.</text:p>
      <text:p text:style-name="P32"/>
      <text:p text:style-name="P15">Ja, tk ko pr črno-beli. Ti na začetku rabiš predvsem krave. Kmetom pa krave nč ne pomenijo. Itak vsem pokaže ful slabo, stare so. Razen, če je po nemškem biku. TO sm že pogruntu- če so nemški geni vmes, pol je visoka genomika. Če nemških genov ni, pol pa …</text:p>
      <text:p text:style-name="P15"/>
      <text:p text:style-name="P15">Mi pa nemških bikov sploh nimamo zdj – ker nimaš kao dostopa zdj, po strokovni plati – ker je GPZ naredu nek dogovor s Spermexom al ka, da lahk sam un uvaža nemške bike – in Preska sploh ne pride ve zraven. Tk je ja. Zdj so pa nemški najboljš, mi jih pa nimamo.</text:p>
      <text:p text:style-name="P15"/>
      <text:p text:style-name="P15">Mama: A žih js neki rečem – sej je res, že po teletih se vidi. Teleti so uvoženi čist drgačešni. Ampak morš pa priznat, da jih je pa velik, so pa, kk bi ti rekla, so pa bolj občutljivi tule v našem okolju.</text:p>
      <text:p text:style-name="P15"/>
      <text:p text:style-name="P15">A1: Ja, to je daj to, kar una dva zagovarjat, a bojo …</text:p>
      <text:p text:style-name="P15"/>
      <text:p text:style-name="P35"><text:span text:style-name="T5">Mama: A veš, čist tk, tut ko mamo prijatle tam v Tolminu rečejo – ti bi kamot dal tule sam na pašo, ko se travniki tam tk zaraščajo. Sam a veš, ka pravi – da tule, da če so tule pr nas gor spravleni, pa jih tja pelaš – vprašanje, kolk bi jih tam preživelo. Ker tam so spet čist </text:span><text:span text:style-name="T6">drgačešne razmere – ker to je tk okolje, sj veš ...Tule mamo tako hrano, tam majo drugo. To je res zlo … Sam drgač pa,ko tele že vn pride. Sam pol je pa tk občutljivo, ko ttale roža lej, če jo boš mičkeno ruknala, se bo pa zlomla. To je to.</text:span></text:p>
      <text:p text:style-name="P39"/>
      <text:p text:style-name="P33">Ja, sej, v Avstriji, Nemčiji so fejst intenzivne reje in za naše razmere – mi mamo pa manjše reje, vsaj večinoma.</text:p>
      <text:p text:style-name="P33"/>
      <text:p text:style-name="P16">Mama: Pa to, ja!</text:p>
      <text:p text:style-name="P16"/>
      <text:p text:style-name="P34">Sam zato se hioče lastna selekcija – sam je problem jo uvajat, če ljudje ne vidijo prednosti.</text:p>
      <text:p text:style-name="P34"/>
      <text:p text:style-name="P17">A1: Če ni zaupanja.</text:p>
      <text:p text:style-name="P17"/>
      <text:p text:style-name="P17">Mama: Dnarja za to je itak premal, sam js pa verjamem … Fajn bi blo, če bi blo tk. Fajn bi blo! Sam, če bi ljudem tto miselnost …</text:p>
      <text:p text:style-name="P17">A1: Sam to je težko ..</text:p>
      <text:p text:style-name="P17">mama: <text:s/>Js, sj prajm, dojst smo uzadi. </text:p>
      <text:p text:style-name="P17">A1: Sam, ko greš v Švico na razstavo al pa kam, pa vidim, kje smo. <text:span text:style-name="T14">Sej dokler, da ne vidiš kaj drugega, ne veš.</text:span><text:span text:style-name="T15">Čeprav se mi zdi, da črno-beli niso tk uzadi, ko pa rjavi. Rjava je pa res čist ostala zadi.</text:span></text:p>
      <text:p text:style-name="P40"/>
      <text:p text:style-name="P46">Ampak ima pa rjava edina genomsko napove.</text:p>
      <text:p text:style-name="P46"/>
      <text:p text:style-name="P40">Mama: Pa jaa no, pa lepa je. Z rjavo žvadjo je čist drgač delat, ko z drugimi. Ne znam ti povedat no, res je taka taprava.</text:p>
      <text:p text:style-name="P40"/>
      <text:p text:style-name="P46">Ja, tujina je prej začela <text:s/>s tem in so vsako leto obrnili generacijo, pri nas pa se je obračalo na vsake 5.</text:p>
      <text:p text:style-name="P46"/>
      <text:p text:style-name="P41"><text:soft-page-break/>A1: Pa ja tam majo že sine od unga, ko mi šele do nga pridemo. Pa mi do tabolših tk nikol ne pridemo. Mi jih ne dobimo, une doma ponucajo. Pa to kljub temu, da mamo svoje. Če pa enkrat ne bi meli, če ne bi blo selekcije, da ne bi meli svojga semena, pol pa tk dobiš, kar ostane. Tk da tist, da se uniči naša, js sigurno nise, za.</text:p>
      <text:p text:style-name="P41"/>
      <text:p text:style-name="P47">Pa tudi iz tega vidika je dobr, da so kontrolo. Ker če ne bi blo selekcije, ne bi blo kontrol. <text:s/>Če <text:s/>že mamo kontrolo …</text:p>
      <text:p text:style-name="P47"/>
      <text:p text:style-name="P41">Ne, sej, oni bi kontrole meli, sam ne bi pa nč svojga centra meli pa nč svojga semena. </text:p>
      <text:p text:style-name="P41"/>
      <text:p text:style-name="P47">Sam ta del, ki je za selekcijo poleg kontrol, je majhen delež. Glavni strošek je, da pobereš podatek. </text:p>
      <text:p text:style-name="P47">Kaj pa bi mogli nardit, da bi ljudje boljr azumeli genomsko selekcijo oz. selekcijo nasploh oz. da bi bolj sprejeli domače?</text:p>
      <text:p text:style-name="P47"/>
      <text:p text:style-name="P41">A1 in mama: Pokazat se more. Sam ne more se pa pokazat, če še ni.</text:p>
      <text:p text:style-name="P41"/>
      <text:p text:style-name="P47">Kaj pa bi pomagalo pri tem, kakšna izobraževanja? Ali ljudje kaj preberejo?</text:p>
      <text:p text:style-name="P47"/>
      <text:p text:style-name="P41">Ja, js berem ja, ja drugi pa je pa tk. V Švici je vsako leto razstava – ka pa recimo pr nas, ko jo na deset let na bomo naredli. To so promocije – recimo zadnč mi je Rigler poslal – Francozi majo tut ene svoje bike, pa je kazu, kk je glih op francoskemu šampijonka razstave bla pa še ne vem, kolk drugih jih je še blo od francoskih bikov tabolših. Sej če s tem te lahk nekdo prepriča, sej z nečim drugim te ne more. Če boš kr ti govorla, pa un tam govoru, js si mislim pa svoje.</text:p>
      <text:p text:style-name="P41"/>
      <text:p text:style-name="P47">Tudi marketinga ni.</text:p>
      <text:p text:style-name="P47"/>
      <text:p text:style-name="P41">Ja, pa če se najde ena dobra po slovenskemu nek, jo je treba it poslikat pa pokazat pa kaj napisat o njej. Pr nas je pa vse tk...</text:p>
      <text:p text:style-name="P42">Pa ni vse, da je 11 000. Smo bli v Švici na razstavi, ko so ble slovenske udeleženke, pa je mel Modic kao med najboljšimi. Ker une švicarske nimajo ne vem kake mlečnosti. Sam, ko si jih pa skup postavu, si pa vidu, kje smo Slovenci.</text:p>
      <text:p text:style-name="P42"/>
      <text:p text:style-name="P48">Misliš, da večina gleda na lastnosti zdravja in kako zgoedajo?</text:p>
      <text:p text:style-name="P48"/>
      <text:p text:style-name="P42">Večina jih pa gleda, kolk je v bazenu. Sam, če bi za slovenke vzpostavli ene ornk prodaje prek bolhe, al pa da bi ble avkcije – da maš tut pol kej od tega. Sej, če pa ne, ti je pa res konc koncev važno, ka je v bazenu, ane … Če res nisi z veseljem v tem.</text:p>
      <text:p text:style-name="P42">Mama. Premal je tega.</text:p>
      <text:p text:style-name="P42">A1: Še naš ati je tak, da pravi – važn je, ka maš na koncu v denarnci, ne morš ga drgač prepričat. </text:p>
      <text:p text:style-name="P42"/>
      <text:p text:style-name="P48">Koliko je pa kaj zaupanja v slovenske inštitucije?</text:p>
      <text:p text:style-name="P48"/>
      <text:p text:style-name="P42">Ja, sej, nasplošno je – tut ko mamo to seje – un tut poudarja Kukenberger – da če ni zaupanja v inštitucije, sej nč ne morš.</text:p>
      <text:p text:style-name="P42"/>
      <text:p text:style-name="P48">In ga res ni?</text:p>
      <text:p text:style-name="P48"/>
      <text:p text:style-name="P42">Jah, un trdi, da ga ni. Pa najbrž večina meni tk.</text:p>
      <text:p text:style-name="P42"/>
      <text:p text:style-name="P48">Kaj pa ti osebno?</text:p>
      <text:p text:style-name="P48"/>
      <text:p text:style-name="P42">Js ne bom rek, da ne. </text:p>
      <text:p text:style-name="P42"><text:soft-page-break/></text:p>
      <text:p text:style-name="P48">Se mi zdi, da je malo mišljenja, kar je tuje, je boljše.</text:p>
      <text:p text:style-name="P48"/>
      <text:p text:style-name="P42">A1: Ko si enkrat razočaran. <text:s/></text:p>
      <text:p text:style-name="P42"/>
      <text:p text:style-name="P42">Mama: Ja, žalostno je to! Lej, ko greš gor v Avstrijo – en kmet dela to, drug dela to – sam nikol pa ne bo nobeno solato uvozli, dokler da ne bo domačo vse prodano. Ne pa tk ko tule, ko je ves drug klump, ko slovenski – kom amo ziher najbolj zdravo hrano dauč naokrog. Ampak ne – prej bojo vse drugo, ko pa tule dali kako možnosti. Če hočeš pa kej tk prodat, ti pa s tistimi papirji uničijo vse skp. <text:s/>Lej je to res žalostno.</text:p>
      <text:p text:style-name="P42"/>
      <text:p text:style-name="P42">A1: 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ext:p text:style-name="P47"/>
      <text:p text:style-name="P41"/>
      <text:p text:style-name="P48">Pa mislite, da bi pomagalo, da bi mi pisali o tem, kaj delamo?</text:p>
      <text:p text:style-name="P48"/>
      <text:p text:style-name="P42">Mama: Ja bi – sam mogoč ne kr u cajtngah – ampak tk, da dobiš domov. Sj eni pa preberejo pošto, če jo dobi u kuverti. </text:p>
      <text:p text:style-name="P42"/>
      <text:p text:style-name="P48">Smo misli zraven kontrol pošiljat.</text:p>
      <text:p text:style-name="P48"/>
      <text:p text:style-name="P42">Mama: Ja, to bi blo zlo pametno. Pa res je tk, ko je Janez reku – včasih so bli bolj tk cajti, pa so vseen delali razstave. Zdj pa naprimer ttle dnar občina Veleje dobi, - Velenjčani dobijo več za tte kmete, al pa jim dajo več kmetov – tule u Šoštanu pa rečejo, da sej se lahk vsak sam potrudi.</text:p>
      <text:p text:style-name="P42"/>
      <text:p text:style-name="P42">A1: Ne, tam se niti ponuca ne.</text:p>
      <text:p text:style-name="P42"/>
      <text:p text:style-name="P18">Mama: No, zakaj se pa pol ne zmeni, da bi se lahk to za razstavo ponucalo. Kaka je pa bla takrat razstava dol na jezeru. A veš – pa so melo otroc neki od tega. Pol pa mislijo otroci, da je taka krava (vijolčna).</text:p>
      <text:p text:style-name="P18"/>
      <text:p text:style-name="P18">A1: Pol pa pridejo sam tisti gledat, ko razstavljajo. Drugi kmeti, ko niso razstavljali, so pa doma</text:p>
      <text:p text:style-name="P42">sedeli. Tako je pr nas zaupanje. V tujini je pa to praznik. </text:p>
      <text:p text:style-name="P42"/>
      <text:p text:style-name="P48">Potem msiliš, da ni zanimanja za to?</text:p>
      <text:p text:style-name="P48"/>
      <text:p text:style-name="P42">Ja drugi tk mislijo. Sam pol bo pa tk vse propadlo, če ne bomo nč pokazali. Sam uni, prvo – noben itak nobenga ni, pol pa ni obiska. </text:p>
      <text:p text:style-name="P42"/>
      <text:p text:style-name="P42"/>
      <text:p text:style-name="P49">Pogovor Kasneje:</text:p>
      <text:p text:style-name="P49"/>
      <text:p text:style-name="P43">Smo šli tut enkrat iskat ene krave – kao tabolše so nam zrihtali, kolker se da dobit. Pa smo šli taj, pa sm js že v štali vidu, da krave ne morjo met 10,000, glede na to, ka jim fojtrajo. Ampak papirji so bli pa drgač! Pol doma pa katastrofa. Pol smo pa zvedli, da je brat kontrolor – pol pa nima smisla, pol je pa brezveze. Pa sm bil pr enmu na počitncah, ko sem bil že pobček, pa je pršu kontrolor, pa sploh ni šou vštalo pa je naredu kontrolo. Ko najprej delaš škodo seb, pol pa celi selekciji.</text:p>
      <text:p text:style-name="P19"><text:span text:style-name="T15">Pa ful je popularno zdj, da pride veterinar semenit, zadi pa da bo ziher breja, pa Miško skoči. Une tk niso tak problem, ko majo neznano poreklo. Une tk nam nč ne koristijo, vam pa tut ne. Bolj </text:span><text:soft-page-break/><text:span text:style-name="T15">problem so une, ko je na papirju ate ne vem, en priznan bik, v resnici je pa Miško. Pol se pa tsta prvesnca primerja, pa maš rezultate … Zajebe cel sistem. Zajebe cel sistem – u redu ena ne, sam če je pa par takih, pa hiter zajebe cel sistem. V redu, sej pr nas <text:s/>nimamo ne vem kolk taužant potomc po enmu biku, jih mamo …</text:span></text:p>
      <text:p text:style-name="P43">Sam se mi zdi, da je premal naključnega preverjanja. Ko tut kontrolor pravi – zadnč mi je kazal, kk ma od enga kmeta ntr, pa nikol nima cajta, pa nima cajta … Pa vzel ti bom pa fertik. Pol veš, da če nima catja, pol muti. Ko to ni tako delo, da tsto dlako odvzeme. </text:p>
      <text:p text:style-name="P44"/>
      <text:p text:style-name="P44">… če hočeš, da je vredu, morš sam narest. </text:p>
      <text:p text:style-name="P44"/>
      <text:p text:style-name="P45">Komentarji: Da je bil problem selekcijske službe, ker so odbirali BM pa bike pri istih rejcih, ne glede na to, a je blo, al bi blo. A je blo pri kakšnih drugih bolš. Problem je bil tut v selekcijski slućbi, ker so semenili ne glede na to, kaka je bla kvaliteta bika – in so dali na najboljše krave slabe bike – ker so porabli, kar so meli, ker si recj ni mogu zbirat – oz. če se mu ni šlo, je pustil to kontroli, da so mu osemenili – in so mu semenili s slabimi biki. In tudi to je povzročilo nezaupanje glede domače selekcije – ker jim je pokvarlo celo linijo in potem so potrebovali leta, da sos pet prišli na zeleno vejo.</text:p>
      <text:p text:style-name="P45">Problem so tudi nestrinjanja znotraj rejskih organizacij – ker vodje delijo svoje slabe izkušnje z ostalimi in širijo nazupanje v genomsko selekcijo in laboratorije. In tudi znotraj rejskih organizacij ni zaupanja <text:s/>v inštitucije in tak je težko delat. </text:p>
      <text:p text:style-name="P45">Problem je tudi, da se rejce »zrajca« z nekimi obvestili, potem se pa nč ne dela. Tut stvar tega, da ni povratnih informacij, da rabijo jih zdj, ne čez dve le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18:27.307291738</meta:creation-date>
    <dc:date>2018-03-15T14:00:51.980719609</dc:date>
    <meta:editing-duration>PT14M42S</meta:editing-duration>
    <meta:editing-cycles>2</meta:editing-cycles>
    <meta:generator>LibreOffice/5.1.6.2$Linux_X86_64 LibreOffice_project/10m0$Build-2</meta:generator>
    <meta:document-statistic meta:table-count="0" meta:image-count="0" meta:object-count="0" meta:page-count="8" meta:paragraph-count="139" meta:word-count="3711" meta:character-count="18678" meta:non-whitespace-character-count="14984"/>
  </office:meta>
</office:document-meta>
</file>